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Khmer OS System" svg:font-family="'Khmer OS Syste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hmer OS Siemreap" svg:font-family="'Khmer OS Siemreap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style:text-underline-style="solid" style:text-underline-width="auto" style:text-underline-color="font-color" fo:font-weight="bold" officeooo:rsid="00088011" officeooo:paragraph-rsid="00088011" style:font-weight-asian="bold" style:font-name-complex="Khmer OS" style:font-weight-complex="bold"/>
    </style:style>
    <style:style style:name="P2" style:family="paragraph" style:parent-style-name="Standard">
      <style:text-properties style:font-name="Khmer OS" fo:font-size="2pt" officeooo:rsid="00083679" officeooo:paragraph-rsid="00083679" style:font-name-complex="Khmer OS"/>
    </style:style>
    <style:style style:name="P3" style:family="paragraph" style:parent-style-name="Standard">
      <style:text-properties style:font-name="Khmer OS" officeooo:rsid="000540d5" officeooo:paragraph-rsid="000540d5" style:font-name-complex="Khmer OS"/>
    </style:style>
    <style:style style:name="P4" style:family="paragraph" style:parent-style-name="Standard">
      <style:text-properties style:font-name="Khmer OS" officeooo:paragraph-rsid="000540d5" style:font-name-complex="Khmer OS"/>
    </style:style>
    <style:style style:name="P5" style:family="paragraph" style:parent-style-name="Standard">
      <style:text-properties style:font-name="Khmer OS" officeooo:rsid="00066208" officeooo:paragraph-rsid="00066208" style:font-name-complex="Khmer OS"/>
    </style:style>
    <style:style style:name="P6" style:family="paragraph" style:parent-style-name="Standard">
      <style:text-properties style:font-name="Khmer OS" officeooo:rsid="00083679" officeooo:paragraph-rsid="00083679" style:font-name-complex="Khmer OS"/>
    </style:style>
    <style:style style:name="P7" style:family="paragraph" style:parent-style-name="Standard">
      <style:text-properties style:font-name="Khmer OS" style:text-underline-style="none" fo:font-weight="normal" officeooo:rsid="00088011" officeooo:paragraph-rsid="00088011" style:font-weight-asian="normal" style:font-name-complex="Khmer OS" style:font-weight-complex="normal"/>
    </style:style>
    <style:style style:name="P8" style:family="paragraph" style:parent-style-name="Standard">
      <style:text-properties style:font-name="Khmer OS" style:text-underline-style="none" fo:font-weight="normal" officeooo:rsid="000bb9fb" officeooo:paragraph-rsid="000b97f1" style:font-weight-asian="normal" style:font-name-complex="Khmer OS" style:font-weight-complex="normal"/>
    </style:style>
    <style:style style:name="P9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0540d5" officeooo:paragraph-rsid="000540d5" style:font-weight-asian="bold" style:font-name-complex="Khmer OS" style:font-weight-complex="bold"/>
    </style:style>
    <style:style style:name="P10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088011" officeooo:paragraph-rsid="00088011" style:font-size-asian="14pt" style:font-weight-asian="bold" style:font-name-complex="Khmer OS" style:font-size-complex="14pt" style:font-weight-complex="bold"/>
    </style:style>
    <style:style style:name="P11" style:family="paragraph" style:parent-style-name="Standard">
      <style:text-properties style:font-name="Khmer OS" fo:font-size="14pt" officeooo:rsid="00083679" officeooo:paragraph-rsid="00083679" style:font-name-complex="Khmer OS"/>
    </style:style>
    <style:style style:name="P12" style:family="paragraph" style:parent-style-name="Standard">
      <style:paragraph-properties fo:text-align="center" style:justify-single-word="false"/>
      <style:text-properties style:font-name="Khmer OS" fo:font-size="20pt" style:text-underline-style="solid" style:text-underline-width="auto" style:text-underline-color="font-color" fo:font-weight="bold" officeooo:rsid="000540d5" officeooo:paragraph-rsid="000540d5" style:font-weight-asian="bold" style:font-name-complex="Khmer OS" style:font-weight-complex="bold"/>
    </style:style>
    <style:style style:name="P13" style:family="paragraph" style:parent-style-name="Standard">
      <style:text-properties fo:color="#000000" style:font-name="Khmer OS" fo:font-size="16pt" style:text-underline-style="none" fo:font-weight="normal" officeooo:rsid="000da14d" officeooo:paragraph-rsid="000d7bec" style:font-weight-asian="normal" style:font-name-complex="Khmer OS" style:font-weight-complex="normal"/>
    </style:style>
    <style:style style:name="P14" style:family="paragraph" style:parent-style-name="Standard">
      <style:text-properties fo:color="#000000" style:font-name="Khmer OS" fo:font-size="16pt" style:text-underline-style="none" fo:font-weight="normal" officeooo:rsid="000e86a2" officeooo:paragraph-rsid="00110839" style:font-weight-asian="normal" style:font-name-complex="Khmer OS" style:font-weight-complex="normal"/>
    </style:style>
    <style:style style:name="P15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normal" officeooo:rsid="00110839" officeooo:paragraph-rsid="00110839" style:font-weight-asian="normal" style:font-name-complex="Khmer OS" style:font-weight-complex="normal"/>
    </style:style>
    <style:style style:name="P16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e86a2" officeooo:paragraph-rsid="000e86a2" style:font-weight-asian="bold" style:font-name-complex="Khmer OS" style:font-weight-complex="bold"/>
    </style:style>
    <style:style style:name="P17" style:family="paragraph" style:parent-style-name="Standard">
      <style:text-properties fo:color="#000000" style:font-name="Khmer OS" fo:font-size="12pt" style:text-underline-style="none" fo:font-weight="normal" officeooo:rsid="000e86a2" officeooo:paragraph-rsid="00110839" style:font-size-asian="12pt" style:font-weight-asian="normal" style:font-name-complex="Khmer OS" style:font-size-complex="12pt" style:font-weight-complex="normal"/>
    </style:style>
    <style:style style:name="P18" style:family="paragraph" style:parent-style-name="Standard">
      <style:text-properties fo:color="#000000" style:font-name="Khmer OS" fo:font-size="12pt" style:text-underline-style="none" fo:font-weight="normal" officeooo:rsid="000d7bec" officeooo:paragraph-rsid="000d7bec" style:font-size-asian="12pt" style:font-weight-asian="normal" style:font-name-complex="Khmer OS" style:font-size-complex="12pt" style:font-weight-complex="normal"/>
    </style:style>
    <style:style style:name="P19" style:family="paragraph" style:parent-style-name="Standard">
      <style:text-properties fo:color="#000000" style:font-name="Khmer OS" fo:font-size="18pt" style:text-underline-style="none" fo:font-weight="normal" officeooo:rsid="001bca31" officeooo:paragraph-rsid="001bca31" style:font-weight-asian="normal" style:font-name-complex="Khmer OS" style:font-weight-complex="normal"/>
    </style:style>
    <style:style style:name="P20" style:family="paragraph" style:parent-style-name="Standard">
      <style:text-properties fo:color="#000000" style:font-name="Khmer OS" fo:font-size="18pt" style:text-underline-style="solid" style:text-underline-width="auto" style:text-underline-color="font-color" fo:font-weight="normal" officeooo:rsid="000d7bec" officeooo:paragraph-rsid="000d7bec" style:font-weight-asian="normal" style:font-name-complex="Khmer OS" style:font-weight-complex="normal"/>
    </style:style>
    <style:style style:name="P21" style:family="paragraph" style:parent-style-name="Standard">
      <style:text-properties fo:color="#000000" style:font-name="Khmer OS" fo:font-size="18pt" style:text-underline-style="solid" style:text-underline-width="auto" style:text-underline-color="font-color" fo:font-weight="bold" officeooo:rsid="000d7bec" officeooo:paragraph-rsid="001cbe7e" style:font-weight-asian="bold" style:font-name-complex="Khmer OS" style:font-weight-complex="bold"/>
    </style:style>
    <style:style style:name="P22" style:family="paragraph" style:parent-style-name="Standard">
      <style:text-properties fo:color="#000000" style:font-name="Khmer OS" fo:font-size="14pt" style:text-underline-style="none" fo:font-weight="normal" officeooo:rsid="000d7bec" officeooo:paragraph-rsid="000d7bec" style:font-weight-asian="normal" style:font-name-complex="Khmer OS" style:font-weight-complex="normal"/>
    </style:style>
    <style:style style:name="P23" style:family="paragraph" style:parent-style-name="Standard">
      <style:text-properties fo:color="#000000" style:font-name="Khmer OS" fo:font-size="14pt" style:text-underline-style="solid" style:text-underline-width="auto" style:text-underline-color="font-color" fo:font-weight="bold" officeooo:rsid="000d7bec" officeooo:paragraph-rsid="001cbe7e" style:font-weight-asian="bold" style:font-name-complex="Khmer OS" style:font-weight-complex="bold"/>
    </style:style>
    <style:style style:name="P24" style:family="paragraph" style:parent-style-name="Standard">
      <style:text-properties fo:color="#000000" style:font-name="Khmer OS" fo:font-size="14pt" style:text-underline-style="solid" style:text-underline-width="auto" style:text-underline-color="font-color" fo:font-weight="bold" officeooo:rsid="000e86a2" officeooo:paragraph-rsid="000e86a2" style:font-weight-asian="bold" style:font-name-complex="Khmer OS" style:font-weight-complex="bold"/>
    </style:style>
    <style:style style:name="P25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23e095" officeooo:paragraph-rsid="002517a5" style:font-weight-asian="bold" style:font-weight-complex="bold"/>
    </style:style>
    <style:style style:name="P26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23e095" officeooo:paragraph-rsid="0025f78c" style:font-weight-asian="bold" style:font-weight-complex="bold"/>
    </style:style>
    <style:style style:name="P27" style:family="paragraph" style:parent-style-name="Standard">
      <style:text-properties fo:color="#000000" fo:font-size="14pt" style:text-underline-style="none" fo:font-weight="bold" officeooo:rsid="002517a5" officeooo:paragraph-rsid="0025f78c" style:font-weight-asian="bold" style:font-weight-complex="bold"/>
    </style:style>
    <style:style style:name="P28" style:family="paragraph" style:parent-style-name="Standard">
      <style:text-properties fo:color="#18a303" style:font-name="Khmer OS" fo:font-size="12pt" style:text-underline-style="none" fo:font-weight="normal" officeooo:rsid="000e86a2" officeooo:paragraph-rsid="00110839" style:font-weight-asian="normal" style:font-name-complex="Khmer OS" style:font-weight-complex="normal"/>
    </style:style>
    <style:style style:name="P29" style:family="paragraph" style:parent-style-name="Standard">
      <style:text-properties fo:color="#18a303" style:font-name="Khmer OS" fo:font-size="12pt" style:text-underline-style="none" fo:font-weight="normal" officeooo:rsid="000e86a2" officeooo:paragraph-rsid="00110839" style:font-size-asian="12pt" style:font-weight-asian="normal" style:font-name-complex="Khmer OS" style:font-size-complex="12pt" style:font-weight-complex="normal"/>
    </style:style>
    <style:style style:name="P30" style:family="paragraph" style:parent-style-name="Standard">
      <style:text-properties fo:color="#18a303" style:font-name="Khmer OS" fo:font-size="12pt" style:text-underline-style="none" fo:font-weight="normal" officeooo:rsid="000da14d" officeooo:paragraph-rsid="000d7bec" style:font-size-asian="12pt" style:font-weight-asian="normal" style:font-name-complex="Khmer OS" style:font-size-complex="12pt" style:font-weight-complex="normal"/>
    </style:style>
    <style:style style:name="P31" style:family="paragraph" style:parent-style-name="Standard">
      <style:text-properties fo:color="#18a303" style:font-name="Khmer OS" fo:font-size="12pt" style:font-size-asian="16pt" style:font-size-complex="16pt"/>
    </style:style>
    <style:style style:name="P32" style:family="paragraph" style:parent-style-name="Standard">
      <style:text-properties style:text-underline-style="none" fo:font-weight="normal" officeooo:paragraph-rsid="00166e5a" style:font-weight-asian="normal" style:font-weight-complex="normal"/>
    </style:style>
    <style:style style:name="P33" style:family="paragraph" style:parent-style-name="Standard">
      <style:text-properties fo:color="#43c330" style:font-name="Khmer OS" officeooo:rsid="00083679" officeooo:paragraph-rsid="00083679" style:font-name-complex="Khmer OS"/>
    </style:style>
    <style:style style:name="P34" style:family="paragraph" style:parent-style-name="Standard">
      <style:text-properties officeooo:paragraph-rsid="00166e5a"/>
    </style:style>
    <style:style style:name="P35" style:family="paragraph" style:parent-style-name="Standard">
      <style:text-properties fo:color="#ffffff" style:font-name="Khmer OS" fo:font-size="14pt" style:text-underline-style="none" fo:font-weight="bold" officeooo:rsid="000b97f1" officeooo:paragraph-rsid="000b97f1" fo:background-color="#18a303" style:font-weight-asian="bold" style:font-name-complex="Khmer OS" style:font-weight-complex="bold"/>
    </style:style>
    <style:style style:name="P36" style:family="paragraph" style:parent-style-name="Standard">
      <style:text-properties fo:color="#ffffff" style:font-name="Khmer OS" fo:font-size="14pt" style:text-underline-style="none" fo:font-weight="bold" officeooo:rsid="000540d5" officeooo:paragraph-rsid="000540d5" fo:background-color="#18a303" style:font-weight-asian="bold" style:font-name-complex="Khmer OS" style:font-weight-complex="bold"/>
    </style:style>
    <style:style style:name="P37" style:family="paragraph" style:parent-style-name="Standard">
      <style:text-properties fo:color="#fc5c00" style:font-name="Khmer OS" fo:font-size="20pt" style:text-underline-style="none" fo:font-weight="bold" officeooo:rsid="000bb9fb" officeooo:paragraph-rsid="000bb9fb" style:font-weight-asian="bold" style:font-name-complex="Khmer OS" style:font-weight-complex="bold"/>
    </style:style>
    <style:style style:name="P38" style:family="paragraph" style:parent-style-name="Standard">
      <style:text-properties fo:color="#fc5c00" style:font-name="Khmer OS" fo:font-size="18pt" style:text-underline-style="none" fo:font-weight="bold" officeooo:rsid="000bb9fb" officeooo:paragraph-rsid="000bb9fb" style:font-weight-asian="bold" style:font-name-complex="Khmer OS" style:font-weight-complex="bold"/>
    </style:style>
    <style:style style:name="P39" style:family="paragraph" style:parent-style-name="Standard">
      <style:text-properties fo:font-size="12pt" officeooo:paragraph-rsid="000e86a2"/>
    </style:style>
    <style:style style:name="P40" style:family="paragraph" style:parent-style-name="Standard">
      <style:text-properties fo:font-size="12pt" officeooo:paragraph-rsid="000d7bec" style:font-size-asian="12pt" style:font-size-complex="12pt"/>
    </style:style>
    <style:style style:name="P41" style:family="paragraph" style:parent-style-name="Standard">
      <style:text-properties fo:font-size="12pt" style:text-underline-style="none" fo:font-weight="normal" officeooo:paragraph-rsid="00166e5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paragraph-rsid="0017f821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paragraph-rsid="00198013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2517a5" officeooo:paragraph-rsid="002517a5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bold" officeooo:paragraph-rsid="002517a5" style:font-weight-asian="bold" style:font-weight-complex="bold"/>
    </style:style>
    <style:style style:name="P46" style:family="paragraph" style:parent-style-name="Title_20_and_20_Content_7e_LT_7e_Titel">
      <style:text-properties fo:color="#000000" style:font-name="Khmer OS" fo:font-size="14pt" style:text-underline-style="solid" style:text-underline-width="auto" style:text-underline-color="font-color" fo:font-weight="bold" officeooo:rsid="00083679" officeooo:paragraph-rsid="00083679" style:font-size-asian="10pt" style:font-weight-asian="bold" style:font-name-complex="Khmer OS" style:font-size-complex="10pt" style:font-weight-complex="bold"/>
    </style:style>
    <style:style style:name="P47" style:family="paragraph" style:parent-style-name="Standard">
      <style:text-properties fo:color="#18a303" style:font-name="Khmer OS" fo:font-size="18pt" style:text-underline-style="solid" style:text-underline-width="auto" style:text-underline-color="font-color" fo:font-weight="bold" officeooo:rsid="000f41ae" officeooo:paragraph-rsid="001cbe7e" style:font-weight-asian="bold" style:font-name-complex="Khmer OS" style:font-weight-complex="bold"/>
    </style:style>
    <style:style style:name="P48" style:family="paragraph" style:parent-style-name="Standard">
      <style:text-properties fo:color="#18a303" style:font-name="Khmer OS" fo:font-size="14pt" style:text-underline-style="none" fo:font-weight="bold" officeooo:rsid="00285a65" officeooo:paragraph-rsid="00285a65" style:font-weight-asian="bold" style:font-name-complex="Khmer OS" style:font-weight-complex="bold"/>
    </style:style>
    <style:style style:name="P49" style:family="paragraph" style:parent-style-name="Standard">
      <style:text-properties fo:color="#18a303" style:text-underline-style="none" fo:font-weight="bold" officeooo:rsid="002517a5" officeooo:paragraph-rsid="002517a5" style:font-weight-asian="bold" style:font-weight-complex="bold"/>
    </style:style>
    <style:style style:name="P50" style:family="paragraph" style:parent-style-name="Standard">
      <style:text-properties fo:color="#18a303" style:text-underline-style="none" fo:font-weight="bold" officeooo:rsid="002517a5" officeooo:paragraph-rsid="00285a65" style:font-weight-asian="bold" style:font-weight-complex="bold"/>
    </style:style>
    <style:style style:name="P51" style:family="paragraph" style:parent-style-name="Standard">
      <style:text-properties fo:color="#000000" style:font-name="Khmer OS" fo:font-size="16pt" style:text-underline-style="none" fo:font-weight="normal" officeooo:rsid="000e86a2" officeooo:paragraph-rsid="000e86a2" style:font-weight-asian="normal" style:font-name-complex="Khmer OS" style:font-weight-complex="normal"/>
    </style:style>
    <style:style style:name="P52" style:family="paragraph" style:parent-style-name="Standard">
      <style:text-properties fo:color="#000000" style:font-name="Khmer OS" fo:font-size="14pt" style:text-underline-style="none" fo:font-weight="bold" officeooo:rsid="000fec9a" officeooo:paragraph-rsid="000e86a2" style:font-weight-asian="bold" style:font-name-complex="Khmer OS" style:font-weight-complex="bold"/>
    </style:style>
    <style:style style:name="P53" style:family="paragraph" style:parent-style-name="Standard">
      <style:text-properties fo:color="#000000" style:font-name="Khmer OS" fo:font-size="14pt" style:text-underline-style="none" fo:font-weight="bold" officeooo:rsid="000e86a2" officeooo:paragraph-rsid="00110839" style:font-weight-asian="bold" style:font-name-complex="Khmer OS" style:font-weight-complex="bold"/>
    </style:style>
    <style:style style:name="P54" style:family="paragraph" style:parent-style-name="Standard">
      <style:text-properties fo:color="#000000" style:font-name="Khmer OS" fo:font-size="14pt" style:text-underline-style="none" fo:font-weight="bold" officeooo:rsid="002517a5" officeooo:paragraph-rsid="002517a5" style:font-weight-asian="bold" style:font-name-complex="Khmer OS" style:font-weight-complex="bold"/>
    </style:style>
    <style:style style:name="P55" style:family="paragraph" style:parent-style-name="Standard">
      <style:text-properties fo:color="#000000" style:font-name="Khmer OS" fo:font-size="14pt" style:text-underline-style="solid" style:text-underline-width="auto" style:text-underline-color="font-color" fo:font-weight="bold" officeooo:rsid="00166e5a" officeooo:paragraph-rsid="00166e5a" style:font-weight-asian="bold" style:font-name-complex="Khmer OS" style:font-weight-complex="bold"/>
    </style:style>
    <style:style style:name="P56" style:family="paragraph" style:parent-style-name="Standard">
      <style:text-properties fo:color="#000000" style:font-name="Khmer OS" fo:font-size="14pt" style:text-underline-style="solid" style:text-underline-width="auto" style:text-underline-color="font-color" fo:font-weight="bold" officeooo:rsid="002517a5" officeooo:paragraph-rsid="002517a5" style:font-weight-asian="bold" style:font-name-complex="Khmer OS" style:font-weight-complex="bold"/>
    </style:style>
    <style:style style:name="P57" style:family="paragraph" style:parent-style-name="Standard">
      <style:text-properties fo:color="#000000" style:font-name="Khmer OS" fo:font-size="12pt" style:text-underline-style="none" fo:font-weight="normal" officeooo:rsid="0017f821" officeooo:paragraph-rsid="0017f821" style:font-size-asian="12pt" style:font-weight-asian="normal" style:font-name-complex="Khmer OS" style:font-size-complex="12pt" style:font-weight-complex="normal"/>
    </style:style>
    <style:style style:name="P58" style:family="paragraph" style:parent-style-name="Standard">
      <style:text-properties fo:color="#000000" style:font-name="Khmer OS" fo:font-size="12pt" style:text-underline-style="none" fo:font-weight="normal" officeooo:rsid="0023e095" officeooo:paragraph-rsid="0026ea9e" style:font-weight-asian="normal" style:font-name-complex="Khmer OS" style:font-weight-complex="normal"/>
    </style:style>
    <style:style style:name="T1" style:family="text">
      <style:text-properties fo:color="#000000" style:font-name="Khmer OS" fo:font-size="14pt" style:text-underline-style="solid" style:text-underline-width="auto" style:text-underline-color="font-color" fo:font-weight="bold" officeooo:rsid="000fec9a" style:font-weight-asian="bold" style:font-name-complex="Khmer OS" style:font-weight-complex="bold"/>
    </style:style>
    <style:style style:name="T2" style:family="text">
      <style:text-properties fo:color="#000000" style:font-name="Khmer OS" fo:font-size="14pt" style:text-underline-style="solid" style:text-underline-width="auto" style:text-underline-color="font-color" fo:font-weight="bold" officeooo:rsid="00110839" style:font-weight-asian="bold" style:font-name-complex="Khmer OS" style:font-weight-complex="bold"/>
    </style:style>
    <style:style style:name="T3" style:family="text">
      <style:text-properties fo:color="#000000" style:font-name="Khmer OS" fo:font-size="14pt" style:text-underline-style="solid" style:text-underline-width="auto" style:text-underline-color="font-color" fo:font-weight="bold" officeooo:rsid="00166e5a" style:font-weight-asian="bold" style:font-name-complex="Khmer OS" style:font-weight-complex="bold"/>
    </style:style>
    <style:style style:name="T4" style:family="text">
      <style:text-properties fo:color="#000000" style:font-name="Khmer OS" fo:font-size="14pt" officeooo:rsid="00166e5a" style:font-name-complex="Khmer OS"/>
    </style:style>
    <style:style style:name="T5" style:family="text">
      <style:text-properties fo:color="#000000" style:font-name="Khmer OS" fo:font-size="12pt" style:font-name-complex="Khmer OS"/>
    </style:style>
    <style:style style:name="T6" style:family="text">
      <style:text-properties fo:color="#000000" style:font-name="Khmer OS" fo:font-size="12pt" officeooo:rsid="0025827f" style:font-name-complex="Khmer OS"/>
    </style:style>
    <style:style style:name="T7" style:family="text">
      <style:text-properties fo:color="#000000" style:font-name="Khmer OS" style:text-underline-style="none" fo:font-weight="normal" officeooo:rsid="000d7bec" style:font-weight-asian="normal" style:font-name-complex="Khmer OS" style:font-weight-complex="normal"/>
    </style:style>
    <style:style style:name="T8" style:family="text">
      <style:text-properties fo:color="#000000" style:font-name="Khmer OS" style:text-underline-style="none" fo:font-weight="normal" officeooo:rsid="000f41ae" style:font-weight-asian="normal" style:font-name-complex="Khmer OS" style:font-weight-complex="normal"/>
    </style:style>
    <style:style style:name="T9" style:family="text">
      <style:text-properties fo:color="#000000" style:font-name="Khmer OS" style:text-underline-style="none" fo:font-weight="bold" officeooo:rsid="000da14d" style:font-weight-asian="bold" style:font-name-complex="Khmer OS" style:font-weight-complex="bold"/>
    </style:style>
    <style:style style:name="T10" style:family="text">
      <style:text-properties fo:color="#000000" style:font-name="Khmer OS" officeooo:rsid="00166e5a" style:font-name-complex="Khmer OS"/>
    </style:style>
    <style:style style:name="T11" style:family="text">
      <style:text-properties fo:color="#000000" style:font-name="Khmer OS" officeooo:rsid="0017f821" style:font-name-complex="Khmer OS"/>
    </style:style>
    <style:style style:name="T12" style:family="text">
      <style:text-properties fo:color="#000000" style:font-name="Khmer OS" officeooo:rsid="002517a5" style:font-name-complex="Khmer OS"/>
    </style:style>
    <style:style style:name="T13" style:family="text">
      <style:text-properties fo:color="#000000" style:font-name="Khmer OS" style:text-underline-style="solid" style:text-underline-width="auto" style:text-underline-color="font-color" fo:font-weight="bold" officeooo:rsid="0017f821" style:font-weight-asian="bold" style:font-name-complex="Khmer OS" style:font-weight-complex="bold"/>
    </style:style>
    <style:style style:name="T14" style:family="text">
      <style:text-properties fo:color="#000000" style:font-name="Khmer OS" style:text-underline-style="solid" style:text-underline-width="auto" style:text-underline-color="font-color" fo:font-weight="bold" officeooo:rsid="00198013" style:font-weight-asian="bold" style:font-name-complex="Khmer OS" style:font-weight-complex="bold"/>
    </style:style>
    <style:style style:name="T15" style:family="text">
      <style:text-properties fo:color="#000000" style:font-name="Khmer OS" fo:font-weight="bold" officeooo:rsid="00198013" style:font-weight-asian="bold" style:font-name-complex="Khmer OS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68b0" style:font-weight-asian="bold" style:font-weight-complex="bold"/>
    </style:style>
    <style:style style:name="T18" style:family="text">
      <style:text-properties fo:font-weight="bold" officeooo:rsid="0026ea9e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officeooo:rsid="0029dcdd"/>
    </style:style>
    <style:style style:name="T22" style:family="text">
      <style:text-properties fo:color="#18a303"/>
    </style:style>
    <style:style style:name="T23" style:family="text">
      <style:text-properties fo:color="#18a303" fo:font-weight="bold" style:font-weight-asian="bold" style:font-weight-complex="bold"/>
    </style:style>
    <style:style style:name="T24" style:family="text">
      <style:text-properties fo:color="#18a303" fo:font-weight="bold" officeooo:rsid="001468b0" style:font-weight-asian="bold" style:font-weight-complex="bold"/>
    </style:style>
    <style:style style:name="T25" style:family="text">
      <style:text-properties fo:color="#18a303" style:font-name="Khmer OS" fo:font-size="12pt" officeooo:rsid="0025827f" style:font-name-complex="Khmer OS"/>
    </style:style>
    <style:style style:name="T26" style:family="text">
      <style:text-properties fo:color="#18a303" style:font-name="Khmer OS" fo:font-size="12pt" officeooo:rsid="0017f821" style:font-size-asian="12pt" style:font-name-complex="Khmer OS" style:font-size-complex="12pt"/>
    </style:style>
    <style:style style:name="T27" style:family="text">
      <style:text-properties fo:color="#18a303" style:font-name="Khmer OS" fo:font-size="12pt" style:text-underline-style="none" officeooo:rsid="0025827f" style:font-name-complex="Khmer OS"/>
    </style:style>
    <style:style style:name="T28" style:family="text">
      <style:text-properties fo:color="#18a303" style:font-name="Khmer OS" style:text-underline-style="none" fo:font-weight="normal" officeooo:rsid="000d7bec" style:font-weight-asian="normal" style:font-name-complex="Khmer OS" style:font-weight-complex="normal"/>
    </style:style>
    <style:style style:name="T29" style:family="text">
      <style:text-properties fo:color="#18a303" style:font-name="Khmer OS" style:text-underline-style="none" fo:font-weight="normal" officeooo:rsid="000da14d" style:font-weight-asian="normal" style:font-name-complex="Khmer OS" style:font-weight-complex="normal"/>
    </style:style>
    <style:style style:name="T30" style:family="text">
      <style:text-properties fo:color="#18a303" style:font-name="Khmer OS" style:text-underline-style="none" fo:font-weight="bold" officeooo:rsid="000d7bec" style:font-weight-asian="bold" style:font-name-complex="Khmer OS" style:font-weight-complex="bold"/>
    </style:style>
    <style:style style:name="T31" style:family="text">
      <style:text-properties fo:color="#18a303" style:font-name="Khmer OS" style:text-underline-style="none" fo:font-weight="bold" officeooo:rsid="000da14d" style:font-weight-asian="bold" style:font-name-complex="Khmer OS" style:font-weight-complex="bold"/>
    </style:style>
    <style:style style:name="T32" style:family="text">
      <style:text-properties fo:color="#18a303" style:font-name="Khmer OS" fo:font-weight="bold" officeooo:rsid="0017f821" style:font-weight-asian="bold" style:font-name-complex="Khmer OS" style:font-weight-complex="bold"/>
    </style:style>
    <style:style style:name="T33" style:family="text">
      <style:text-properties fo:color="#18a303" style:font-name="Khmer OS" fo:font-weight="bold" officeooo:rsid="00198013" style:font-weight-asian="bold" style:font-name-complex="Khmer OS" style:font-weight-complex="bold"/>
    </style:style>
    <style:style style:name="T34" style:family="text">
      <style:text-properties fo:color="#18a303" style:font-name="Khmer OS" officeooo:rsid="0017f821" style:font-name-complex="Khmer OS"/>
    </style:style>
    <style:style style:name="T35" style:family="text">
      <style:text-properties fo:color="#18a303" style:font-name="Khmer OS" officeooo:rsid="00198013" style:font-name-complex="Khmer OS"/>
    </style:style>
    <style:style style:name="T36" style:family="text">
      <style:text-properties fo:color="#18a303" style:font-name="Khmer OS" officeooo:rsid="0025827f" style:font-name-complex="Khmer OS"/>
    </style:style>
    <style:style style:name="T37" style:family="text">
      <style:text-properties fo:color="#18a303" style:font-name="Khmer OS" fo:font-weight="normal" officeooo:rsid="0025827f" style:font-weight-asian="normal" style:font-name-complex="Khmer OS" style:font-weight-complex="normal"/>
    </style:style>
    <style:style style:name="T38" style:family="text">
      <style:text-properties fo:color="#18a303" style:font-name="Khmer OS" fo:font-style="normal" style:text-underline-style="none" fo:font-weight="bold" officeooo:rsid="000f41ae" style:font-size-asian="16pt" style:font-style-asian="normal" style:font-weight-asian="bold" style:font-size-complex="16pt" style:font-weight-complex="bold"/>
    </style:style>
    <style:style style:name="T39" style:family="text">
      <style:text-properties fo:color="#18a303" style:font-name="Khmer OS" style:font-size-asian="16pt" style:font-size-complex="16pt"/>
    </style:style>
    <style:style style:name="T40" style:family="text">
      <style:text-properties fo:color="#18a303" fo:font-size="12pt" style:font-size-asian="12pt" style:font-size-complex="12pt"/>
    </style:style>
    <style:style style:name="T41" style:family="text">
      <style:text-properties fo:color="#18a303" fo:font-size="12pt" officeooo:rsid="000fec9a" style:font-size-asian="12pt" style:font-size-complex="12pt"/>
    </style:style>
    <style:style style:name="T42" style:family="text">
      <style:text-properties fo:color="#18a303" fo:font-size="12pt" officeooo:rsid="00110839" style:font-size-asian="12pt" style:font-size-complex="12pt"/>
    </style:style>
    <style:style style:name="T43" style:family="text">
      <style:text-properties fo:color="#18a303" fo:font-size="12pt" officeooo:rsid="0012ecad" style:font-size-asian="12pt" style:font-size-complex="12pt"/>
    </style:style>
    <style:style style:name="T44" style:family="text">
      <style:text-properties fo:color="#18a303" style:text-underline-style="none" officeooo:rsid="000f41ae"/>
    </style:style>
    <style:style style:name="T45" style:family="text">
      <style:text-properties fo:color="#18a303" officeooo:rsid="000f41ae"/>
    </style:style>
    <style:style style:name="T46" style:family="text">
      <style:text-properties fo:color="#18a303" officeooo:rsid="00110839"/>
    </style:style>
    <style:style style:name="T47" style:family="text">
      <style:text-properties fo:color="#18a303" officeooo:rsid="001468b0"/>
    </style:style>
    <style:style style:name="T48" style:family="text">
      <style:text-properties fo:color="#18a303" officeooo:rsid="0023e095"/>
    </style:style>
    <style:style style:name="T49" style:family="text">
      <style:text-properties fo:color="#18a303" officeooo:rsid="00285a65"/>
    </style:style>
    <style:style style:name="T50" style:family="text">
      <style:text-properties fo:font-style="normal" fo:font-weight="bold" style:font-style-asian="normal" style:font-weight-asian="bold" style:font-weight-complex="bold"/>
    </style:style>
    <style:style style:name="T51" style:family="text">
      <style:text-properties fo:font-size="14pt" fo:font-weight="bold" style:font-weight-asian="bold" style:font-weight-complex="bold"/>
    </style:style>
    <style:style style:name="T52" style:family="text">
      <style:text-properties fo:font-size="14pt" fo:font-weight="bold" officeooo:rsid="000fec9a" style:font-weight-asian="bold" style:font-weight-complex="bold"/>
    </style:style>
    <style:style style:name="T53" style:family="text">
      <style:text-properties fo:font-size="14pt" style:text-underline-style="solid" style:text-underline-width="auto" style:text-underline-color="font-color" fo:font-weight="bold" officeooo:rsid="0026ea9e" style:font-weight-asian="bold" style:font-weight-complex="bold"/>
    </style:style>
    <style:style style:name="T54" style:family="text">
      <style:text-properties officeooo:rsid="001468b0"/>
    </style:style>
    <style:style style:name="T55" style:family="text">
      <style:text-properties style:text-underline-style="solid" style:text-underline-width="auto" style:text-underline-color="font-color" fo:font-weight="bold" officeooo:rsid="001468b0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26ea9e" style:font-weight-asian="bold" style:font-weight-complex="bold"/>
    </style:style>
    <style:style style:name="T57" style:family="text">
      <style:text-properties fo:font-size="12pt" style:text-underline-style="none" officeooo:rsid="000f41ae"/>
    </style:style>
    <style:style style:name="T58" style:family="text">
      <style:text-properties fo:color="#43c330"/>
    </style:style>
    <style:style style:name="T59" style:family="text">
      <style:text-properties fo:color="#43c330" fo:font-weight="bold" style:font-weight-asian="bold" style:font-weight-complex="bold"/>
    </style:style>
    <style:style style:name="T60" style:family="text">
      <style:text-properties fo:color="#43c330" officeooo:rsid="00083679"/>
    </style:style>
    <style:style style:name="T61" style:family="text">
      <style:text-properties style:font-name="Khmer OS" fo:font-size="12pt" style:font-name-complex="Khmer OS"/>
    </style:style>
    <style:style style:name="T62" style:family="text">
      <style:text-properties style:font-name="Khmer OS" fo:font-size="12pt" officeooo:rsid="0025827f" style:font-name-complex="Khmer OS"/>
    </style:style>
    <style:style style:name="T63" style:family="text">
      <style:text-properties style:font-name="Khmer OS" style:font-name-complex="Khmer OS"/>
    </style:style>
    <style:style style:name="T64" style:family="text">
      <style:text-properties style:font-name="Khmer OS" officeooo:rsid="00198013" style:font-name-complex="Khmer OS"/>
    </style:style>
    <style:style style:name="T65" style:family="text">
      <style:text-properties style:font-name="Khmer OS" officeooo:rsid="0025f78c" style:font-name-complex="Khmer OS"/>
    </style:style>
    <style:style style:name="T66" style:family="text">
      <style:text-properties style:font-name="Khmer OS" style:text-underline-style="none" fo:font-weight="normal" officeooo:rsid="0025f78c" style:font-weight-asian="normal" style:font-name-complex="Khmer OS" style:font-weight-complex="normal"/>
    </style:style>
    <style:style style:name="T67" style:family="text">
      <style:text-properties officeooo:rsid="0026ea9e"/>
    </style:style>
    <style:style style:name="T68" style:family="text">
      <style:text-properties officeooo:rsid="0026ea9e" fo:background-color="#18a303" loext:char-shading-value="0"/>
    </style:style>
    <style:style style:name="T69" style:family="text">
      <style:text-properties officeooo:rsid="0026ea9e" fo:background-color="#18a303" loext:char-shading-value="0"/>
    </style:style>
    <style:style style:name="T70" style:family="text">
      <style:text-properties fo:color="#ffffff" officeooo:rsid="0026ea9e" fo:background-color="#18a303" loext:char-shading-value="0"/>
    </style:style>
    <style:style style:name="T71" style:family="text">
      <style:text-properties officeooo:rsid="00285a65"/>
    </style:style>
    <style:style style:name="T72" style:family="text">
      <style:text-properties officeooo:rsid="0029dcdd"/>
    </style:style>
    <style:style style:name="T7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Date: 21/Jan/2021</text:p>
      <text:p text:style-name="P4"/>
      <text:p text:style-name="P12">Chapter: 3</text:p>
      <text:p text:style-name="P4"/>
      <text:p text:style-name="P9">3.1 INSERTING RECORDS</text:p>
      <text:p text:style-name="P3"><text:tab/>Insert statement ប្រើបញ្ជូល Data into table otherwise user for copy data from one table to another table</text:p>
      <text:p text:style-name="P3"/>
      <text:p text:style-name="P5">Syntax Insert Statement</text:p>
      <text:p text:style-name="P5"><text:span text:style-name="T16"><text:tab/></text:span><text:span text:style-name="T59">INSERT</text:span><text:span text:style-name="T58"> </text:span><text:span text:style-name="T59">INTO</text:span><text:span text:style-name="T58"> TABLENAME</text:span><text:span text:style-name="T60">(,,)</text:span></text:p>
      <text:p text:style-name="P33"><text:tab/><text:span text:style-name="T16">VALUES</text:span></text:p>
      <text:p text:style-name="P6"/>
      <text:p text:style-name="P2"/>
      <text:p text:style-name="P46">3.1.1 Copying Records from One Table to an Existing Table</text:p>
      <text:p text:style-name="P11"/>
      <text:p text:style-name="P10">3.1.2 COPYING RECORDS FROM ONE TABLE TO A NEW SIMULTANEOUSLY</text:p>
      <text:p text:style-name="P1"/>
      <text:p text:style-name="P1"/>
      <text:p text:style-name="P7">______________________________________________________________</text:p>
      <text:p text:style-name="P35">Date 28/Jan/2021</text:p>
      <text:p text:style-name="P8"/>
      <text:p text:style-name="P37"/>
      <text:p text:style-name="P38">SQL : DDL, DML, DCL</text:p>
      <text:p text:style-name="P19"/>
      <text:p text:style-name="P23">3.2 UPDATING RECORDS</text:p>
      <text:p text:style-name="P21"><text:soft-page-break/><text:span text:style-name="T44"><text:tab/>* </text:span><text:span text:style-name="T45">SQL Statement Not programming language use with RDBMS(Relational Database Management System)</text:span></text:p>
      <text:p text:style-name="P47"/>
      <text:p text:style-name="P21"><text:span text:style-name="T44"><text:tab/>*</text:span><text:span text:style-name="T45"> </text:span><text:span text:style-name="T48">SQR ធ្វើពីក្រោមទៅលើ</text:span></text:p>
      <text:p text:style-name="P20"/>
      <text:p text:style-name="P22"><text:tab/><text:span text:style-name="T40">Update Statement Use to Update data.</text:span></text:p>
      <text:p text:style-name="P18"/>
      <text:p text:style-name="P18"><text:tab/><text:span text:style-name="T16">Syntax Update Statement:</text:span></text:p>
      <text:p text:style-name="P18"><text:tab/><text:tab/><text:span text:style-name="T23">UPDATE</text:span><text:span text:style-name="T22"> Tablename</text:span></text:p>
      <text:p text:style-name="P40"><text:span text:style-name="T28"><text:tab/><text:tab/></text:span><text:span text:style-name="T30">SET</text:span><text:span text:style-name="T28"> ColumnName = Value WHERE Condition</text:span><text:span text:style-name="T7"><text:line-break/><text:line-break/><text:tab/></text:span><text:span text:style-name="T9">Ex:</text:span></text:p>
      <text:p text:style-name="P40"><text:span text:style-name="T9"><text:tab/><text:tab/></text:span><text:span text:style-name="T31">UPDATE</text:span><text:span text:style-name="T29"> Toys</text:span></text:p>
      <text:p text:style-name="P30"><text:tab/><text:tab/><text:span text:style-name="T16">SET</text:span> Description = ‘Town House’ WHERE ToyID = 7</text:p>
      <text:p text:style-name="P13"/>
      <text:p text:style-name="P24">3.2.3 UPDATE MULTIPLE COLUMNS</text:p>
      <text:p text:style-name="P51"/>
      <text:p text:style-name="P16"><text:span text:style-name="T20"><text:tab/></text:span><text:span text:style-name="T57">Ex: </text:span></text:p>
      <text:p text:style-name="P39"><text:span text:style-name="T8"><text:tab/><text:tab/></text:span><text:span text:style-name="T38">UPDATE</text:span><text:span text:style-name="T39"> PRODUCT</text:span></text:p>
      <text:p text:style-name="P31"><text:s/><text:tab/><text:tab/><text:span text:style-name="T50">SET</text:span> PNAME = 'Momo', PRICE = 5</text:p>
      <text:p text:style-name="P31"><text:s/><text:tab/><text:tab/><text:span text:style-name="T50">WHERE</text:span> PID=123</text:p>
      <text:p text:style-name="P52"/>
      <text:p text:style-name="P52"/>
      <text:p text:style-name="P15"><text:span text:style-name="T52">3.</text:span><text:span text:style-name="T51">2.4 UPDATE A COLUMN THAT CONTAINS </text:span><text:span text:style-name="T17">A DATE</text:span></text:p>
      <text:p text:style-name="P53"><text:tab/></text:p>
      <text:p text:style-name="P14"><text:soft-page-break/><text:span text:style-name="T52"><text:tab/></text:span><text:span text:style-name="T41">Keyword: CurrentDate </text:span><text:span text:style-name="T42">use for update datetime in </text:span><text:span text:style-name="T43">your </text:span><text:span text:style-name="T42">real time</text:span></text:p>
      <text:p text:style-name="P17"/>
      <text:p text:style-name="P17"><text:span text:style-name="T46"><text:tab/></text:span><text:span text:style-name="T55">CONST’D<text:line-break/></text:span><text:span text:style-name="T54"><text:tab/><text:tab/></text:span><text:span text:style-name="T17">Ex: </text:span></text:p>
      <text:p text:style-name="P17"><text:span text:style-name="T54"><text:tab/><text:tab/><text:tab/></text:span><text:span text:style-name="T24">UPDATE</text:span><text:span text:style-name="T47"> Sales</text:span></text:p>
      <text:p text:style-name="P29"><text:span text:style-name="T54"><text:tab/><text:tab/><text:tab/></text:span><text:span text:style-name="T17">SET</text:span><text:span text:style-name="T54"> DateSold = ‘04/03/2008’<text:line-break/><text:tab/><text:tab/><text:tab/></text:span><text:span text:style-name="T17">WHERE</text:span><text:span text:style-name="T54"> SalesID = 1 </text:span><text:span text:style-name="T17">AND</text:span><text:span text:style-name="T54"> DateSold = #02/03/2008#</text:span></text:p>
      <text:p text:style-name="P28"/>
      <text:p text:style-name="P34"><text:span text:style-name="T1">3.</text:span><text:span text:style-name="T2">2.4 </text:span><text:span text:style-name="T3">DELETING RECORDS</text:span></text:p>
      <text:p text:style-name="P55"/>
      <text:p text:style-name="P32"><text:span text:style-name="T4"><text:tab/></text:span><text:span text:style-name="T26">We can’t delete only column in table if we delete it’s will delete row</text:span></text:p>
      <text:p text:style-name="P41"><text:span text:style-name="T10"><text:tab/></text:span><text:span text:style-name="T13">Syntax:</text:span></text:p>
      <text:p text:style-name="P42"><text:span text:style-name="T11"><text:tab/><text:tab/></text:span><text:span text:style-name="T32">DELETE FROM</text:span><text:span text:style-name="T34"> TableName</text:span></text:p>
      <text:p text:style-name="P42"><text:span text:style-name="T34"><text:tab/><text:tab/></text:span><text:span text:style-name="T32">WHERE</text:span><text:span text:style-name="T34"> condition</text:span><text:span text:style-name="T11"><text:tab/></text:span></text:p>
      <text:p text:style-name="P57"/>
      <text:p text:style-name="P42"><text:span text:style-name="T11"><text:tab/></text:span><text:span text:style-name="T15">Ex: Delete All </text:span></text:p>
      <text:p text:style-name="P43"><text:span text:style-name="T15"><text:tab/></text:span><text:span text:style-name="T14">Syntax:</text:span><text:span text:style-name="T15"> </text:span></text:p>
      <text:p text:style-name="P43"><text:span text:style-name="T15"><text:tab/><text:tab/></text:span><text:span text:style-name="T33">DELETE * FROM</text:span><text:span text:style-name="T35"> TableName</text:span></text:p>
      <text:p text:style-name="P44"/>
      <text:p text:style-name="P56">3.4 SQL TRANSACTION</text:p>
      <text:p text:style-name="P56"/>
      <text:p text:style-name="P45"><text:span text:style-name="T12"><text:tab/></text:span><text:span text:style-name="T36">SQL Trx </text:span><text:span text:style-name="T37">មានប្រយោជន៍ក្នុងការធ្វើប្រតិបត្តិការ Statement មួយបន្ថែមទៀតបង្កើតបានជាសំណុំ។</text:span></text:p>
      <text:p text:style-name="P56">3.4.1 COMMIT TRANSACTION</text:p>
      <text:p text:style-name="P56"><text:line-break/><text:span text:style-name="T19"><text:tab/></text:span><text:span text:style-name="T72">Syntax</text:span></text:p>
      <text:p text:style-name="P54"><text:tab/><text:span text:style-name="T73"><text:tab/></text:span><text:span text:style-name="T49">USE Test;</text:span></text:p>
      <text:p text:style-name="P48"><text:tab/><text:tab/>Go</text:p>
      <text:p text:style-name="P48"><text:soft-page-break/></text:p>
      <text:p text:style-name="P49"><text:span text:style-name="T61"><text:tab/><text:tab/></text:span><text:span text:style-name="T62">BEGIN TRANSACTION</text:span></text:p>
      <text:p text:style-name="P50"><text:span text:style-name="T62"><text:tab/><text:tab/><text:tab/>………….<text:tab/></text:span></text:p>
      <text:p text:style-name="P50"><text:span text:style-name="T62"><text:tab/><text:tab/>COMMIT TRANSACTOION</text:span></text:p>
      <text:p text:style-name="P25"><text:span text:style-name="T64">3.</text:span><text:span text:style-name="T63">4.2 AUTO ROLLBACK IN SQL TRANSACTIO</text:span><text:span text:style-name="T65">N</text:span></text:p>
      <text:p text:style-name="P26"><text:span text:style-name="T66"><text:tab/></text:span><text:span text:style-name="T27">BEGIN TRANSACTION</text:span></text:p>
      <text:p text:style-name="P27"><text:span text:style-name="T62"><text:tab/></text:span><text:span text:style-name="T25">COMMIT TRANSACTOION</text:span></text:p>
      <text:p text:style-name="P58">____________________________________________________________</text:p>
      <text:p text:style-name="P58"><text:span text:style-name="T70">Date 30/Jan/2021</text:span><text:tab/></text:p>
      <text:p text:style-name="P58"/>
      <text:p text:style-name="P58"><text:tab/><text:span text:style-name="T53">3.4.1 Rollbac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Khmer OS System" svg:font-family="'Khmer OS Syste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hmer OS Siemreap" svg:font-family="'Khmer OS Siemreap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Khmer OS Siemreap" style:font-family-complex="'Khmer OS Siemreap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Siemreap" style:font-family-complex="'Khmer OS Siemreap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Siemreap" style:font-family-complex="'Khmer OS Siemreap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Khmer OS Siemreap" style:font-family-complex="'Khmer OS Siemreap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Siemreap" style:font-family-complex="'Khmer OS Siemreap'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Siemreap" style:font-family-complex="'Khmer OS Siemreap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Khmer OS Siemreap" style:font-family-complex="'Khmer OS Siemreap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Siemreap" style:font-family-complex="'Khmer OS Siemreap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Khmer OS Siemreap" style:font-family-complex="'Khmer OS Siemreap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30T07:49:30.363692997</dc:date>
    <meta:editing-duration>PT1H28M5S</meta:editing-duration>
    <meta:editing-cycles>37</meta:editing-cycles>
    <meta:document-statistic meta:table-count="0" meta:image-count="0" meta:object-count="0" meta:page-count="4" meta:paragraph-count="55" meta:word-count="222" meta:character-count="1584" meta:non-whitespace-character-count="1342"/>
  </office:meta>
</office:document-meta>
</file>